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3.5pt" style:font-size-asian="13.5pt" style:font-size-complex="13.5pt"/>
    </style:style>
    <style:style style:name="P2" style:parent-style-name="Normal" style:family="paragraph">
      <style:paragraph-properties fo:text-align="center"/>
      <style:text-properties style:font-name="Times New Roman" style:font-name-complex="Times New Roman" fo:font-weight="bold" style:font-weight-asian="bold" fo:font-size="13.5pt" style:font-size-asian="13.5pt" style:font-size-complex="13.5pt"/>
    </style:style>
    <style:style style:name="P3" style:parent-style-name="Normal" style:family="paragraph">
      <style:paragraph-properties fo:text-align="center"/>
      <style:text-properties style:font-name="Times New Roman" style:font-name-complex="Times New Roman" fo:font-weight="bold" style:font-weight-asian="bold" fo:font-size="13.5pt" style:font-size-asian="13.5pt" style:font-size-complex="13.5pt"/>
    </style:style>
    <style:style style:name="P4" style:parent-style-name="Normal" style:family="paragraph">
      <style:paragraph-properties fo:text-align="center"/>
      <style:text-properties style:font-name="Times New Roman" style:font-name-complex="Times New Roman" fo:font-weight="bold" style:font-weight-asian="bold" fo:font-size="13.5pt" style:font-size-asian="13.5pt" style:font-size-complex="13.5pt"/>
    </style:style>
    <style:style style:name="P5" style:parent-style-name="Normal" style:family="paragraph">
      <style:paragraph-properties fo:text-align="center"/>
      <style:text-properties style:font-name="Times New Roman" style:font-name-complex="Times New Roman" fo:font-weight="bold" style:font-weight-asian="bold" fo:font-size="13.5pt" style:font-size-asian="13.5pt" style:font-size-complex="13.5pt"/>
    </style:style>
    <style:style style:name="P6" style:parent-style-name="Standard" style:family="paragraph">
      <style:paragraph-properties fo:text-align="justify" fo:line-height="0.2361in" fo:text-indent="0.3937in"/>
    </style:style>
    <style:style style:name="T7" style:parent-style-name="DefaultParagraphFont" style:family="text">
      <style:text-properties style:font-name="Times New Roman" style:font-name-complex="Times New Roman" fo:color="#000000" fo:font-size="13.5pt" style:font-size-asian="13.5pt" style:font-size-complex="13.5pt"/>
    </style:style>
    <style:style style:name="T8" style:parent-style-name="DefaultParagraphFont" style:family="text">
      <style:text-properties style:font-name="Times New Roman" style:font-name-complex="Times New Roman" fo:font-size="13.5pt" style:font-size-asian="13.5pt" style:font-size-complex="13.5pt"/>
    </style:style>
    <style:style style:name="P9" style:parent-style-name="Standard" style:family="paragraph">
      <style:paragraph-properties fo:text-align="justify" fo:line-height="0.2361in" fo:text-indent="0.3937in"/>
      <style:text-properties style:font-name="Times New Roman" style:font-name-complex="Times New Roman" fo:font-size="13.5pt" style:font-size-asian="13.5pt" style:font-size-complex="13.5pt"/>
    </style:style>
    <style:style style:name="P10" style:parent-style-name="Normal" style:family="paragraph">
      <style:paragraph-properties fo:text-align="justify" fo:text-indent="0.3937in"/>
    </style:style>
    <style:style style:name="T11" style:parent-style-name="DefaultParagraphFont" style:family="text">
      <style:text-properties style:font-name="Times New Roman" style:font-name-complex="Times New Roman" fo:font-size="13.5pt" style:font-size-asian="13.5pt" style:font-size-complex="13.5pt"/>
    </style:style>
    <style:style style:name="T12" style:parent-style-name="DefaultParagraphFont" style:family="text">
      <style:text-properties style:font-name="Times New Roman" style:font-name-complex="Times New Roman" fo:font-size="13.5pt" style:font-size-asian="13.5pt" style:font-size-complex="13.5pt"/>
    </style:style>
    <style:style style:name="T13" style:parent-style-name="DefaultParagraphFont" style:family="text">
      <style:text-properties fo:font-size="13.5pt" style:font-size-asian="13.5pt" style:font-size-complex="13.5pt"/>
    </style:style>
    <style:style style:name="T14" style:parent-style-name="DefaultParagraphFont" style:family="text">
      <style:text-properties style:font-name="Times New Roman" style:font-name-complex="Times New Roman" fo:font-size="13.5pt" style:font-size-asian="13.5pt" style:font-size-complex="13.5pt"/>
    </style:style>
    <style:style style:name="T15" style:parent-style-name="DefaultParagraphFont" style:family="text">
      <style:text-properties style:font-name="Times New Roman" style:font-name-complex="Times New Roman" fo:font-size="13.5pt" style:font-size-asian="13.5pt" style:font-size-complex="13.5pt"/>
    </style:style>
    <style:style style:name="T16" style:parent-style-name="DefaultParagraphFont" style:family="text">
      <style:text-properties style:font-name="Times New Roman" style:font-name-complex="Times New Roman" fo:font-size="13.5pt" style:font-size-asian="13.5pt" style:font-size-complex="13.5pt"/>
    </style:style>
    <style:style style:name="T17" style:parent-style-name="DefaultParagraphFont" style:family="text">
      <style:text-properties style:font-name="Times New Roman" style:font-name-complex="Times New Roman" fo:font-size="13.5pt" style:font-size-asian="13.5pt" style:font-size-complex="13.5pt"/>
    </style:style>
    <style:style style:name="T18" style:parent-style-name="DefaultParagraphFont" style:family="text">
      <style:text-properties style:font-name="Times New Roman" style:font-name-complex="Times New Roman" fo:font-size="13.5pt" style:font-size-asian="13.5pt" style:font-size-complex="13.5pt"/>
    </style:style>
    <style:style style:name="T19" style:parent-style-name="DefaultParagraphFont" style:family="text">
      <style:text-properties style:font-name="Times New Roman" style:font-name-complex="Times New Roman" fo:font-size="13.5pt" style:font-size-asian="13.5pt" style:font-size-complex="13.5pt"/>
    </style:style>
    <style:style style:name="T20" style:parent-style-name="DefaultParagraphFont" style:family="text">
      <style:text-properties style:font-name="Times New Roman" style:font-name-complex="Times New Roman" fo:font-size="13.5pt" style:font-size-asian="13.5pt" style:font-size-complex="13.5pt"/>
    </style:style>
    <style:style style:name="T21" style:parent-style-name="DefaultParagraphFont" style:family="text">
      <style:text-properties style:font-name="Times New Roman" style:font-name-complex="Times New Roman" fo:font-size="13.5pt" style:font-size-asian="13.5pt" style:font-size-complex="13.5pt"/>
    </style:style>
    <style:style style:name="P22" style:parent-style-name="Normal" style:family="paragraph">
      <style:paragraph-properties fo:text-align="justify"/>
    </style:style>
    <style:style style:name="T23" style:parent-style-name="DefaultParagraphFont" style:family="text">
      <style:text-properties style:font-name="Times New Roman" style:font-name-complex="Times New Roman" fo:font-size="13.5pt" style:font-size-asian="13.5pt" style:font-size-complex="13.5pt"/>
    </style:style>
    <style:style style:name="T24" style:parent-style-name="DefaultParagraphFont" style:family="text">
      <style:text-properties style:font-name="Times New Roman" style:font-name-complex="Times New Roman" fo:font-size="13.5pt" style:font-size-asian="13.5pt" style:font-size-complex="13.5pt"/>
    </style:style>
    <style:style style:name="T25" style:parent-style-name="DefaultParagraphFont" style:family="text">
      <style:text-properties style:font-name="Times New Roman" style:font-name-complex="Times New Roman" fo:font-size="13.5pt" style:font-size-asian="13.5pt" style:font-size-complex="13.5pt"/>
    </style:style>
    <style:style style:name="T26" style:parent-style-name="DefaultParagraphFont" style:family="text">
      <style:text-properties style:font-name="Times New Roman" style:font-name-complex="Times New Roman" fo:font-size="13.5pt" style:font-size-asian="13.5pt" style:font-size-complex="13.5pt"/>
    </style:style>
    <style:style style:name="T27" style:parent-style-name="DefaultParagraphFont" style:family="text">
      <style:text-properties style:font-name="Times New Roman" style:font-name-complex="Times New Roman" fo:font-size="13.5pt" style:font-size-asian="13.5pt" style:font-size-complex="13.5pt"/>
    </style:style>
    <style:style style:name="T28" style:parent-style-name="DefaultParagraphFont" style:family="text">
      <style:text-properties style:font-name="Times New Roman" style:font-name-complex="Times New Roman" fo:font-size="13.5pt" style:font-size-asian="13.5pt" style:font-size-complex="13.5pt"/>
    </style:style>
    <style:style style:name="T29" style:parent-style-name="DefaultParagraphFont" style:family="text">
      <style:text-properties style:font-name="Times New Roman" style:font-name-complex="Times New Roman" fo:font-size="13.5pt" style:font-size-asian="13.5pt" style:font-size-complex="13.5pt"/>
    </style:style>
  </office:automatic-styles>
  <office:body>
    <office:text text:use-soft-page-breaks="true">
      <text:p text:style-name="P1">Résumé du séminaire <text:s/>le 3 novembre 2016</text:p>
      <text:p text:style-name="P2">“Mitigating performance unpredictability in the laaS using the Kyoto principle”</text:p>
      <text:p text:style-name="P3">Présenté par professeur D.Hagimont de INP Toulouse</text:p>
      <text:p text:style-name="P4">_____________________________</text:p>
      <text:p text:style-name="P5"/>
      <text:p text:style-name="P6"><text:span text:style-name="T7">Dans le séminaire du 03 novembre 2016, monsieur Daniel Hagimont – professeur de INPT – rechercheur de IRIT a présenté ses travaux les plus récents qui concernent les systèmes de virtualisation.</text:span><text:span text:style-name="T8"><text:s/></text:span></text:p>
      <text:p text:style-name="P9">Aujourd’hui, nombreuses d’organisation ont tendance à externaliser la gestion de leur infrastructure physique à des centres d'hébergement grâce à la<text:s/>virtualization. L’avantage principal de la virtualisation est qu'il fournit l'isolement entre VM<text:s/>(Virtual Machine)<text:s/>fonctionnant sur la même machine physique. L'isolement prend différentes formes, y compris la sécurité et la performance. L'isolement des performances est appliqué en attribuant à chaque machine virtuelle une fraction de chaque type de ressource. Cependant, les ressources au niveau de la microarchitecture telles que les caches des processeurs ne peuvent pas être divisées. Ils sont globalement partagés entre toutes les machines virtuelles. Cette situation peut conduire à contention cache.<text:s/>La contention de dernier niveau Cache (LLC) a été identifiée comme l'une des composantes les plus critiques.</text:p>
      <text:p text:style-name="P10"><text:span text:style-name="T11">Afin de<text:s/></text:span><text:span text:style-name="T12">résoudre ce problème, il propose Kyoto, une solution logicielle à la question de contention de LLC. Cette solution s'inspire du principe du pollueur-payeur.</text:span><text:span text:style-name="T13"><text:s/></text:span><text:span text:style-name="T14">Cette solution s’appuie sur les hypothèses suivantes :dans le temps d'exécution, VM entraîne la pollution de la LLC à un certain niveau; par conséquent, un VM qui génère un niveau de pollution élevé est susceptible de provoquer plus de contention (donc agressif contre d'autres VM) quand il est collocated avec d'autres VM. Une machine virtuelle est censée polluer un cache si elle provoque des remplacements de cache significatifs qui ont un impact sur les performances des autres VM</text:span><text:span text:style-name="T15">. La pollution est considérée comme une resource. Le fournisseur force les utilisateurs de nuage à réserver des permis de pollution pour leurs machines virtuelles. Par conséquent, une VM qui dépasse sa pollution autorisée au moment de l'exécution a sa capacité</text:span><text:span text:style-name="T16"><text:s/>CPU réduite.<text:s/></text:span><text:span text:style-name="T17">Ils ont mis en œuvre Kyoto dans Xen où le planificateur Kyoto considéré comme une extension à</text:span><text:span text:style-name="T18"><text:s/>le planificateur de crédit de</text:span><text:span text:style-name="T19"><text:s/>Xen</text:span><text:span text:style-name="T20">.</text:span><text:span text:style-name="T21"><text:s/></text:span></text:p>
      <text:p text:style-name="P22"><text:span text:style-name="T23"><text:tab/>Pour moi, c’est une solution intéressante. L’idée principale est très claire pour comprendre mais la pratie de l’évaluation, il y a encore quelques questions que</text:span><text:span text:style-name="T24"><text:s/>je ne peut pas comprendre bien car je manque l’expérience de pratique.</text:span><text:span text:style-name="T25"><text:s/>Je essaierai</text:span><text:span text:style-name="T26"><text:s/></text:span><text:span text:style-name="T27">de chercher d’autre document qui est concerné afin de apprendre</text:span><?opendocument cursor-position?><text:span text:style-name="T28"><text:s/>plus<text:s/></text:span><text:span text:style-name="T29">sur ce suje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Admin</dc:creator>
    <meta:creation-date>2016-11-16T22:27:00Z</meta:creation-date>
    <dc:date>2016-11-18T04:58:00Z</dc:date>
    <meta:template xlink:href="Normal" xlink:type="simple"/>
    <meta:editing-cycles>4</meta:editing-cycles>
    <meta:editing-duration>PT5400S</meta:editing-duration>
    <meta:document-statistic meta:page-count="1" meta:paragraph-count="5" meta:word-count="395" meta:character-count="2642" meta:row-count="18" meta:non-whitespace-character-count="2252"/>
  </office:meta>
</office:document-meta>
</file>